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2.1374in"/>
    </style:style>
    <style:style style:name="co5" style:family="table-column">
      <style:table-column-properties fo:break-before="auto" style:column-width="2.6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Functionality id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Description</text:p>
          </table:table-cell>
          <table:table-cell table:style-name="ce1"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eck Url</text:p>
          </table:table-cell>
          <table:table-cell office:value-type="string">
            <text:p>its open instagram <text:s/>web page.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check login button</text:p>
          </table:table-cell>
          <table:table-cell table:style-name="ce2" office:value-type="string">
            <text:p>pi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Log in with facebook</text:p>
          </table:table-cell>
          <table:table-cell office:value-type="string">
            <text:p>its login account with facebook directly.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Forgot password</text:p>
          </table:table-cell>
          <table:table-cell office:value-type="string">
            <text:p>it takes to reset password page.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Sign up </text:p>
          </table:table-cell>
          <table:table-cell office:value-type="string">
            <text:p>it takes to create an new account.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8">09/08/2022</text:date>, <text:time>20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5T01:31:48.21</meta:creation-date>
    <dc:date>2022-09-08T20:37:37.85</dc:date>
    <meta:editing-duration>PT1H46M26S</meta:editing-duration>
    <meta:editing-cycles>7</meta:editing-cycles>
    <meta:generator>OpenOffice/4.1.12$Win32 OpenOffice.org_project/4112m1$Build-9809</meta:generator>
    <meta:document-statistic meta:table-count="3" meta:cell-count="18" meta:object-count="0"/>
  </office:meta>
</office:document-meta>
</file>